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189cm" fo:margin-left="-0.102cm" table:align="left" style:writing-mode="lr-tb"/>
    </style:style>
    <style:style style:name="Table4.A" style:family="table-column">
      <style:table-column-properties style:column-width="4.452cm"/>
    </style:style>
    <style:style style:name="Table4.B" style:family="table-column">
      <style:table-column-properties style:column-width="3.958cm"/>
    </style:style>
    <style:style style:name="Table4.C" style:family="table-column">
      <style:table-column-properties style:column-width="3.771cm"/>
    </style:style>
    <style:style style:name="Table4.D" style:family="table-column">
      <style:table-column-properties style:column-width="5.008cm"/>
    </style:style>
    <style:style style:name="Table4.1" style:family="table-row">
      <style:table-row-properties style:min-row-height="0.808cm" fo:keep-together="auto"/>
    </style:style>
    <style:style style:name="Table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4.D1" style:family="table-cell">
      <style:table-cell-properties fo:padding="0.191cm" fo:border="0.05pt solid #000000"/>
    </style:style>
    <style:style style:name="Table4.2" style:family="table-row">
      <style:table-row-properties style:min-row-height="0.252cm" fo:keep-together="auto"/>
    </style:style>
    <style:style style:name="Table4.B2" style:family="table-cell">
      <style:table-cell-properties fo:padding="0.191cm" fo:border-left="0.05pt solid #000000" fo:border-right="none" fo:border-top="none" fo:border-bottom="0.05pt solid #000000"/>
    </style:style>
    <style:style style:name="Table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4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5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6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2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 style:text-autospace="none"/>
    </style:style>
    <style:style style:name="P27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33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1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Lista_20_con_20_viñetas">
      <style:text-properties fo:language="en" fo:country="US"/>
    </style:style>
    <style:style style:name="P43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5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7" style:family="paragraph" style:parent-style-name="Sangría_20_2_20_de_20_t._20_independiente">
      <style:text-properties fo:font-size="10pt" style:font-size-asian="10pt"/>
    </style:style>
    <style:style style:name="P48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9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3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4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6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Texto_20_independiente">
      <style:text-properties style:font-name="Arial" fo:font-size="10pt" style:font-size-asian="10pt" style:font-name-complex="Arial"/>
    </style:style>
    <style:style style:name="P60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1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8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83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9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91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9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9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9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6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97" style:family="paragraph" style:parent-style-name="Normal_20__28_Web_29_">
      <style:paragraph-properties fo:margin-left="0.101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98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99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00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1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102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3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104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5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6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108" style:family="paragraph" style:parent-style-name="Texto_20_independiente_20_3">
      <style:paragraph-properties fo:text-align="center" style:justify-single-word="false"/>
    </style:style>
    <style:style style:name="P109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1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15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16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7" style:family="paragraph" style:parent-style-name="Título_20_1">
      <style:paragraph-properties fo:text-align="justify" style:justify-single-word="false"/>
    </style:style>
    <style:style style:name="P118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9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20" style:family="paragraph" style:parent-style-name="Título_20_1" style:master-page-name="MP2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21" style:family="paragraph" style:parent-style-name="Título_20_5">
      <style:paragraph-properties fo:text-align="justify" style:justify-single-word="false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Arial" fo:font-size="10pt" style:font-size-asian="10pt" style:font-name-complex="Arial" style:font-size-complex="10pt"/>
    </style:style>
    <style:style style:name="T18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name-complex="Arial2" style:font-size-complex="10pt"/>
    </style:style>
    <style:style style:name="T2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fo:font-size="10pt" style:text-underline-style="none" style:font-size-asian="10pt" style:font-name-complex="Arial2" style:font-size-complex="10pt"/>
    </style:style>
    <style:style style:name="T2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9" style:family="text">
      <style:text-properties fo:font-size="10pt" fo:language="en" fo:country="US" fo:font-weight="bold" style:font-size-asian="10pt" style:font-weight-asian="bold"/>
    </style:style>
    <style:style style:name="T30" style:family="text">
      <style:text-properties fo:font-weight="normal" style:font-weight-asian="normal"/>
    </style:style>
    <style:style style:name="T31" style:family="text">
      <style:text-properties fo:font-weight="normal" style:font-weight-asian="normal" style:font-weight-complex="bold"/>
    </style:style>
    <style:style style:name="T32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3" style:family="text">
      <style:text-properties fo:color="#000000" style:font-name="Arial" fo:font-size="10pt" style:font-size-asian="10pt" style:font-name-complex="Arial" style:font-size-complex="10pt"/>
    </style:style>
    <style:style style:name="T34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8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9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40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41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42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3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4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5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46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7" style:family="text">
      <style:text-properties style:font-name="Arial1" fo:font-size="10pt" fo:language="en" fo:country="US" style:font-size-asian="10pt" style:font-name-complex="Arial2" style:font-size-complex="10pt"/>
    </style:style>
    <style:style style:name="T48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9" style:family="text">
      <style:text-properties style:font-name="Arial1" fo:font-weight="bold" style:font-weight-asian="bold" style:font-name-complex="Arial2"/>
    </style:style>
    <style:style style:name="T50" style:family="text">
      <style:text-properties style:font-name="Arial1" fo:font-weight="bold" fo:background-color="#ffff00" style:font-weight-asian="bold" style:font-name-complex="Arial2"/>
    </style:style>
    <style:style style:name="T51" style:family="text">
      <style:text-properties style:font-name="Arial1" style:font-name-complex="Arial2"/>
    </style:style>
    <style:style style:name="T52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53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4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5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fo:language="pt" fo:country="PT" fo:background-color="transparent" style:font-size-complex="8pt" style:font-style-complex="italic" style:font-weight-complex="bold"/>
    </style:style>
    <style:style style:name="T58" style:family="text">
      <style:text-properties fo:language="pt" fo:country="BR"/>
    </style:style>
    <style:style style:name="T59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9">PARECER TÉCNICO</text:p>
            <text:p text:style-name="P108"><text:bookmark-start text:name="bkmProNameTitle"/><text:span text:style-name="Fuente_20_de_20_párrafo_20_predeter."><text:span text:style-name="T2">PRODUCT/FORMULATED/NAME</text:span></text:span><text:bookmark-end text:name="bkmProNameTitle"/></text:p>
            <text:p text:style-name="P18"/>
            <text:p text:style-name="P18">PROCESSO: Registro de Produto Formulado</text:p>
            <text:p text:style-name="P105">EMPRESA: ALTA – América Latina tecnologia Agrícola</text:p>
            <text:p text:style-name="P20"><text:span text:style-name="Fuente_20_de_20_párrafo_20_predeter."><text:span text:style-name="T3">MARCA COMERCIAL: </text:span></text:span><text:bookmark-start text:name="bkmProName1"/><text:span text:style-name="Fuente_20_de_20_párrafo_20_predeter."><text:span text:style-name="T34"><text:placeholder text:placeholder-type="text">&lt;o.formulated_product_id.name&gt;</text:placeholder></text:span></text:span><text:bookmark-end text:name="bkmProName1"/></text:p>
            <text:p text:style-name="P20"><text:span text:style-name="Fuente_20_de_20_párrafo_20_predeter."><text:span text:style-name="T3">INGREDIENTE ATIVO: </text:span></text:span><text:bookmark-start text:name="bkmAIName"/><text:span text:style-name="Fuente_20_de_20_párrafo_20_predeter."><text:span text:style-name="T37"><text:placeholder text:placeholder-type="text">&lt;for each="ing in cqqs(o,'chemical')"&gt;</text:placeholder></text:span></text:span><text:bookmark-end text:name="bkmAIName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/text:p>
            <text:p text:style-name="P20"><text:span text:style-name="Fuente_20_de_20_párrafo_20_predeter."><text:span text:style-name="T3">CONCENTRAÇÃO: </text:span></text:span><text:bookmark-start text:name="bkmAIConcentration"/><text:bookmark-start text:name="bkmAIName7"/><text:span text:style-name="Fuente_20_de_20_párrafo_20_predeter."><text:span text:style-name="T37"><text:placeholder text:placeholder-type="text">&lt;for each="ing in cqqs(o,'chemical')"&gt;</text:placeholder></text:span></text:span><text:bookmark-end text:name="bkmAIName7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"/></text:p>
            <text:p text:style-name="P20"><text:span text:style-name="Fuente_20_de_20_párrafo_20_predeter."><text:span text:style-name="T3">CLASSE: </text:span></text:span><text:bookmark-start text:name="bkmProClass"/><text:span text:style-name="Fuente_20_de_20_párrafo_20_predeter."><text:span text:style-name="T35"><text:placeholder text:placeholder-type="text">&lt;o.agronomic_class_id.name&gt;</text:placeholder></text:span></text:span><text:bookmark-end text:name="bkmProClass"/></text:p>
            <text:p text:style-name="P26"><text:span text:style-name="Fuente_20_de_20_párrafo_20_predeter."><text:span text:style-name="T3">GRUPO QUÍMICO: </text:span></text:span><text:bookmark-start text:name="bkmAIChemicalGroup"/><text:span text:style-name="Fuente_20_de_20_párrafo_20_predeter."><text:span text:style-name="T32"><text:s/></text:span></text:span><text:bookmark-start text:name="bmkProdGrup"/><text:span text:style-name="Fuente_20_de_20_párrafo_20_predeter."><text:span text:style-name="T37"><text:placeholder text:placeholder-type="text">&lt;for each="ing in cqqs(o,'chemical')"&gt;</text:placeholder></text:span></text:span><text:bookmark-end text:name="bmkProdGrup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hemicalGroup"/></text:p>
            <text:p text:style-name="P26"><text:span text:style-name="Fuente_20_de_20_párrafo_20_predeter."><text:span text:style-name="T3">FORMULAÇÃO: </text:span></text:span><text:bookmark-start text:name="bkmProFormulation"/><text:span text:style-name="Fuente_20_de_20_párrafo_20_predeter."><text:span text:style-name="T35"><text:placeholder text:placeholder-type="text">&lt;o.formulation_type_id.name&gt;</text:placeholder></text:span></text:span><text:bookmark-end text:name="bkmProFormulation"/></text:p>
            <text:p text:style-name="P104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8"><text:span text:style-name="Fuente_20_de_20_párrafo_20_predeter."><text:span text:style-name="T10">Tipo de embalagem</text:span></text:span></text:p>
                </table:table-cell>
                <table:table-cell table:style-name="Tabla1.A1" office:value-type="string">
                  <text:p text:style-name="P106"><text:span text:style-name="Fuente_20_de_20_párrafo_20_predeter."><text:span text:style-name="T10">Material</text:span></text:span></text:p>
                </table:table-cell>
                <table:table-cell table:style-name="Tabla1.A1" office:value-type="string">
                  <text:p text:style-name="P107"><text:span text:style-name="Fuente_20_de_20_párrafo_20_predeter."><text:span text:style-name="T10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99"><text:bookmark-start text:name="bmkEmbTipo"/><text:span text:style-name="Fuente_20_de_20_párrafo_20_predeter."><text:span text:style-name="T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101"><text:bookmark text:name="bmkEmbMaterial"/><text:span text:style-name="Fuente_20_de_20_párrafo_20_predeter."><text:span text:style-name="T12"/></text:span></text:p>
                </table:table-cell>
                <table:table-cell table:style-name="Tabla1.A1" office:value-type="string">
                  <text:p text:style-name="P103"><text:span text:style-name="Fuente_20_de_20_párrafo_20_predeter."><text:span text:style-name="T12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99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100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102"><text:span text:style-name="T58"><text:placeholder text:placeholder-type="text">&lt;as_list(packaging.packaging_capacity_ids, '; ')&gt;</text:placeholder></text:span><text:span text:style-name="T58"> </text:span><text:span text:style-name="Fuente_20_de_20_párrafo_20_predeter."><text:span text:style-name="T59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99"><text:placeholder text:placeholder-type="text">&lt;/for&gt;</text:placeholder></text:p>
                </table:table-cell>
                <table:table-cell table:style-name="Tabla1.A4" office:value-type="string">
                  <text:p text:style-name="P101"/>
                </table:table-cell>
                <table:table-cell table:style-name="Tabla1.A4" office:value-type="string">
                  <text:p text:style-name="P103"/>
                </table:table-cell>
              </table:table-row>
            </table:table>
            <text:p text:style-name="P104"/>
            <text:p text:style-name="P104"/>
            <text:p text:style-name="P20"><text:span text:style-name="Fuente_20_de_20_párrafo_20_predeter."><text:span text:style-name="T9">FINALIDADE DO PLEITO:</text:span></text:span><text:span text:style-name="Fuente_20_de_20_párrafo_20_predeter."><text:span text:style-name="T12"> Registro de produto formulado com base em Produto Técnico Equivalente</text:span></text:span></text:p>
          </table:table-cell>
        </table:table-row>
      </table:table>
      <text:h text:style-name="P116" text:outline-level="1"/>
      <text:h text:style-name="P117" text:outline-level="1"><text:span text:style-name="Fuente_20_de_20_párrafo_20_predeter."><text:span text:style-name="T17">1. OBJETIVO DO PARECER:</text:span></text:span></text:h>
      <text:p text:style-name="P30"/>
      <text:p text:style-name="Texto_20_independiente"><text:span text:style-name="Fuente_20_de_20_párrafo_20_predeter."><text:span text:style-name="T11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4"><text:placeholder text:placeholder-type="text">&lt;o.formulated_product_id.name&gt;</text:placeholder></text:span></text:span><text:bookmark-end text:name="bkmProName2"/><text:span text:style-name="Fuente_20_de_20_párrafo_20_predeter."><text:span text:style-name="T11">, </text:span></text:span><text:bookmark-start text:name="bkmProClass2"/><text:span text:style-name="Fuente_20_de_20_párrafo_20_predeter."><text:span text:style-name="T35"><text:placeholder text:placeholder-type="text">&lt;o.agronomic_class_id.name&gt;</text:placeholder></text:span></text:span><text:bookmark-end text:name="bkmProClass2"/><text:span text:style-name="Fuente_20_de_20_párrafo_20_predeter."><text:span text:style-name="T11"> dos grupos químicos </text:span></text:span><text:bookmark-start text:name="bkmAIChemicalGroup2"/><text:bookmark-start text:name="bmkProdGrup1"/><text:span text:style-name="Fuente_20_de_20_párrafo_20_predeter."><text:span text:style-name="T37"><text:placeholder text:placeholder-type="text">&lt;for each="ing in cqqs(o,'chemical')"&gt;</text:placeholder></text:span></text:span><text:bookmark-end text:name="bmkProdGrup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2"/><text:span text:style-name="Fuente_20_de_20_párrafo_20_predeter."><text:span text:style-name="T11"> junto ao Ministério de Agricultura, Pecuária e do Abastecimento para fins de registro. </text:span></text:span></text:p>
      <text:h text:style-name="P115" text:outline-level="2"/>
      <text:h text:style-name="P115" text:outline-level="2">2. INTRODUÇÃO:</text:h>
      <text:p text:style-name="P29"/>
      <text:p text:style-name="P34">2.1 Características do I.A.</text:p>
      <text:p text:style-name="P34"/>
      <text:p text:style-name="P21"><text:span text:style-name="Fuente_20_de_20_párrafo_20_predeter."><text:span text:style-name="T37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/text:p>
      <text:p text:style-name="P43"/>
      <text:p text:style-name="Lista_20_con_20_viñetas"><text:span text:style-name="T4">Nome Químico: </text:span><text:span text:style-name="Fuente_20_de_20_párrafo_20_predeter."><text:span text:style-name="T20"><text:placeholder text:placeholder-type="text">&lt;for each="other_name in ing_other_names(ing.ingredient_id,'Chemical Name')"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ther_name.name&gt;</text:placeholder></text:span></text:span><text:span text:style-name="Fuente_20_de_20_párrafo_20_predeter."><text:span text:style-name="T20"> </text:span></text:span><text:span text:style-name="Fuente_20_de_20_párrafo_20_predeter."><text:span text:style-name="T39"><text:placeholder text:placeholder-type="text">&lt;/for&gt;</text:placeholder></text:span></text:span><text:span text:style-name="Fuente_20_de_20_párrafo_20_predeter."><text:span text:style-name="T39"> </text:span></text:span><text:bookmark-start text:name="bkmAIChemicalNames"/></text:p>
      <text:p text:style-name="P35"><text:bookmark-end text:name="bkmAIChemicalNames"/></text:p>
      <text:p text:style-name="Lista_20_con_20_viñetas"><text:span text:style-name="T21">Fórmula bruta:</text:span><text:span text:style-name="T22"> </text:span><text:span text:style-name="Fuente_20_de_20_párrafo_20_predeter."><text:span text:style-name="T8"><text:placeholder text:placeholder-type="text">&lt;ing.ingredient_id.molecular_formula&gt;</text:placeholder></text:span></text:span><text:bookmark-start text:name="bkmAIMolecFormulas"/></text:p>
      <text:p text:style-name="P42"><text:bookmark-end text:name="bkmAIMolecFormulas"/></text:p>
      <text:p text:style-name="Lista_20_con_20_viñetas"><text:span text:style-name="T21">Massa molecular: </text:span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42"><text:bookmark-end text:name="bkmProAIWeigths"/></text:p>
      <text:p text:style-name="P25"><text:span text:style-name="T4">Densidade: </text:span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13"><text:bookmark-end text:name="bkmDensidade"/></text:p>
      <text:p text:style-name="P12"><text:span text:style-name="T29">Solubilidade em água: </text:span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36"/>
      <text:p text:style-name="P19"><text:bookmark-end text:name="bkmSolubilidade"/><text:span text:style-name="Fuente_20_de_20_párrafo_20_predeter."><text:span text:style-name="T44"><text:placeholder text:placeholder-type="text">&lt;/for&gt;</text:placeholder></text:span></text:span></text:p>
      <text:p text:style-name="P25"><text:span text:style-name="Fuente_20_de_20_párrafo_20_predeter."><text:span text:style-name="T9">2.2. Características do produto formulado (</text:span></text:span><text:bookmark-start text:name="bkmProName3"/><text:span text:style-name="Fuente_20_de_20_párrafo_20_predeter."><text:span text:style-name="T40"><text:placeholder text:placeholder-type="text">&lt;o.formulated_product_id.name&gt;</text:placeholder></text:span></text:span><text:bookmark-end text:name="bkmProName3"/><text:span text:style-name="Fuente_20_de_20_párrafo_20_predeter."><text:span text:style-name="T9">):</text:span></text:span></text:p>
      <text:p text:style-name="P34"/>
      <text:p text:style-name="Lista_20_con_20_viñetas">Tipo de Formulação: <text:bookmark-start text:name="bkmProFormulation2"/><text:span text:style-name="Fuente_20_de_20_párrafo_20_predeter."><text:span text:style-name="T35"><text:placeholder text:placeholder-type="text">&lt;o.formulation_type_id.name&gt;</text:placeholder></text:span></text:span><text:bookmark-end text:name="bkmProFormulation2"/></text:p>
      <text:p text:style-name="P20"><text:span text:style-name="Fuente_20_de_20_párrafo_20_predeter."><text:span text:style-name="T9">Concentração do Ingrediente Ativo:</text:span></text:span><text:span text:style-name="Fuente_20_de_20_párrafo_20_predeter."><text:span text:style-name="T12"> </text:span></text:span><text:bookmark-start text:name="bkmAIConcentration2"/><text:bookmark-start text:name="bkmAIName71"/><text:span text:style-name="Fuente_20_de_20_párrafo_20_predeter."><text:span text:style-name="T37"><text:placeholder text:placeholder-type="text">&lt;for each="ing in cqqs(o,'chemical')"&gt;</text:placeholder></text:span></text:span><text:bookmark-end text:name="bkmAIName7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2"/></text:p>
      <text:p text:style-name="P26"><text:soft-page-break/><text:span text:style-name="Fuente_20_de_20_párrafo_20_predeter."><text:span text:style-name="T9">Grupo Químico</text:span></text:span><text:span text:style-name="Fuente_20_de_20_párrafo_20_predeter."><text:span text:style-name="T12">: </text:span></text:span><text:bookmark-start text:name="bkmAIChemicalGroup3"/><text:bookmark-start text:name="bmkProdGrup2"/><text:span text:style-name="Fuente_20_de_20_párrafo_20_predeter."><text:span text:style-name="T37"><text:placeholder text:placeholder-type="text">&lt;for each="ing in cqqs(o,'chemical')"&gt;</text:placeholder></text:span></text:span><text:bookmark-end text:name="bmkProdGrup2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5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31">2 </text:span></text:span><text:span text:style-name="Fuente_20_de_20_párrafo_20_predeter."><text:span text:style-name="T30">anos, quando em boas condições de armazenagem e conservado na embalagem original, não violada</text:span></text:span>.</text:p>
      <text:p text:style-name="P38"/>
      <text:h text:style-name="P121" text:outline-level="5"><text:span text:style-name="Fuente_20_de_20_párrafo_20_predeter."><text:span text:style-name="T18">2.3. </text:span></text:span><text:span text:style-name="Fuente_20_de_20_párrafo_20_predeter."><text:span text:style-name="T19">Modo de ação:</text:span></text:span></text:h>
      <text:p text:style-name="P29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8"/>
      <text:p text:style-name="P4"><text:placeholder text:placeholder-type="text">&lt;for each="study in studies(o, 'Toxicidade para microorganismos - Ciclo de Nitrogêni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</text:span><text:span text:style-name="T55">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46"><text:placeholder text:placeholder-type="text">&lt;/for&gt;</text:placeholder></text:p>
      <text:p text:style-name="Lista_20_con_20_viñetas">D-1.2 Toxicidade para Microorganismos: Transformação do Nitrogênio</text:p>
      <text:p text:style-name="P68"/>
      <text:p text:style-name="P4"><text:placeholder text:placeholder-type="text">&lt;for each="study in studies(o, 'Toxicidade para microorganismos - Ciclo do Carbon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</text:span><text:span text:style-name="T55">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1"><text:placeholder text:placeholder-type="text">&lt;/for&gt;</text:placeholder></text:p>
      <text:p text:style-name="P42">D-2 Toxicidade Para Algas:</text:p>
      <text:p text:style-name="P68"/>
      <text:p text:style-name="P4"><text:placeholder text:placeholder-type="text">&lt;for each="study in studies(o, 'Toxicidade para alga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</text:span><text:span text:style-name="T55">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5"><text:placeholder text:placeholder-type="text">&lt;/for&gt;</text:placeholder></text:p>
      <text:p text:style-name="Lista_20_con_20_viñetas">D-3 Toxicidade Para Organismos do Solo:</text:p>
      <text:p text:style-name="P68"/>
      <text:p text:style-name="P4"><text:placeholder text:placeholder-type="text">&lt;for each="study in studies(o, 'Toxicidade para organismos do sol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2"><text:placeholder text:placeholder-type="text">&lt;/for&gt;</text:placeholder></text:p>
      <text:p text:style-name="Lista_20_con_20_viñetas">D-4 Toxicidade Para Abelhas:</text:p>
      <text:p text:style-name="P68"/>
      <text:p text:style-name="P4"><text:placeholder text:placeholder-type="text">&lt;for each="study in studies(o, 'Toxicidade para abelha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oft-page-break/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2"><text:placeholder text:placeholder-type="text">&lt;/for&gt;</text:placeholder></text:p>
      <text:p text:style-name="Lista_20_con_20_viñetas">D-5.1 Toxicidade Aguda Para Microcrustáceo:</text:p>
      <text:p text:style-name="P68"/>
      <text:p text:style-name="P4"><text:placeholder text:placeholder-type="text">&lt;for each="study in studies(o, 'Toxicidade aguda para microcrustáceo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3"><text:placeholder text:placeholder-type="text">&lt;/for&gt;</text:placeholder></text:p>
      <text:p text:style-name="Lista_20_con_20_viñetas">D-6.1 Toxicidade Aguda Para Peixes:</text:p>
      <text:p text:style-name="P68"/>
      <text:p text:style-name="P4"><text:placeholder text:placeholder-type="text">&lt;for each="study in studies(o, 'Toxicidade aguda para peixe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74"><text:placeholder text:placeholder-type="text">&lt;/for&gt;</text:placeholder></text:p>
      <text:p text:style-name="Lista_20_con_20_viñetas">D-8.1 Toxicidade Para Aves - Dose Única:</text:p>
      <text:p text:style-name="P69"/>
      <text:p text:style-name="P4"><text:placeholder text:placeholder-type="text">&lt;for each="study in studies(o, 'Toxicidade dose única (aves)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3">Ref.:</text:span><text:span text:style-name="T52"> </text:span><text:span text:style-name="T54"><text:placeholder text:placeholder-type="text">&lt;study.reference&gt;</text:placeholder></text:span><text:span text:style-name="T54">, </text:span><text:span text:style-name="T54"><text:placeholder text:placeholder-type="text">&lt;study.name&gt;</text:placeholder></text:span><text:span text:style-name="T54">,</text:span><text:span text:style-name="T54"><text:placeholder text:placeholder-type="text">&lt;study.laboratory_id.name&gt;</text:placeholder></text:span><text:span text:style-name="T54">, </text:span><text:span text:style-name="T54"><text:placeholder text:placeholder-type="text">&lt;study.director_author_id.name&gt;</text:placeholder></text:span><text:span text:style-name="T54">, </text:span><text:span text:style-name="T54"><text:placeholder text:placeholder-type="text">&lt;study.number_of_pages&gt;</text:placeholder></text:span><text:span text:style-name="T54"> pag, </text:span><text:span text:style-name="T54"><text:placeholder text:placeholder-type="text">&lt;if test="study.end_date"&gt;</text:placeholder></text:span><text:span text:style-name="T54"><text:placeholder text:placeholder-type="text">&lt;formatLang(study.end_date,date=True)&gt;</text:placeholder></text:span><text:span text:style-name="T54"><text:placeholder text:placeholder-type="text">&lt;/if&gt;</text:placeholder></text:span></text:p>
      <text:p text:style-name="P70"/>
      <text:p text:style-name="P62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14"/>
      <text:p text:style-name="P12"><text:span text:style-name="Fuente_20_de_20_párrafo_20_predeter."><text:span text:style-name="T23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3">Product/Technical/Name</text:span></text:span><text:bookmark-end text:name="bkmProName4"/><text:span text:style-name="Fuente_20_de_20_párrafo_20_predeter."><text:span text:style-name="T23">, registro no MAPA </text:span></text:span><text:bookmark-start text:name="bkmProMapa"/><text:span text:style-name="Fuente_20_de_20_párrafo_20_predeter."><text:span text:style-name="T23">Process/Federal registration/MAPA protocol</text:span></text:span><text:bookmark-end text:name="bkmProMapa"/><text:span text:style-name="Fuente_20_de_20_párrafo_20_predeter."><text:span text:style-name="T23">, de acordo com Lista Positiva de Produtos Técnicos de Referência, emitida pela ANVISA.</text:span></text:span></text:p>
      <text:p text:style-name="P47"/>
      <text:h text:style-name="P118" text:outline-level="1"><text:bookmark-start text:name="bmkEficProdNaoRes"/>3. SUMÁRIO DOS LAUDOS DE EFICÁCIA E PRATICABILIDADE AGRONÔMICA:</text:h>
      <text:p text:style-name="P32"/>
      <text:p text:style-name="P31">Trata-se de registro de Produto Formulado com base em Produto Técnico Equivalente, e, segundo o Decreto Nº 5.981, de 06 de dezembro de 2006:</text:p>
      <text:p text:style-name="P31"/>
      <text:p text:style-name="P45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45">I - mesmo tipo de formulação; e</text:p>
      <text:p text:style-name="P44">II - mesmas indicações de uso (culturas e doses) e modalidades de emprego já registradas.”</text:p>
      <text:p text:style-name="P29"><text:bookmark-end text:name="bmkEficProdNaoRes"/><text:soft-page-break/></text:p>
      <text:h text:style-name="P118" text:outline-level="1"><text:bookmark-start text:name="bmkEficProdRes"/></text:h>
      <text:h text:style-name="P119" text:outline-level="1">3. SUMÁRIO DOS LAUDOS DE EFICÁCIA E PRATICABILIDADE AGRONÔMICA:</text:h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6">Cultura</text:p>
          </table:table-cell>
          <table:table-cell table:style-name="Table8.A1" office:value-type="string">
            <text:p text:style-name="P49">Instituição de Pesquisa</text:p>
          </table:table-cell>
          <table:table-cell table:style-name="Table8.A1" office:value-type="string">
            <text:p text:style-name="P50">Pesquisador</text:p>
          </table:table-cell>
          <table:table-cell table:style-name="Table8.A1" office:value-type="string">
            <text:p text:style-name="P77">Alvo(s) biológico(s)</text:p>
          </table:table-cell>
          <table:table-cell table:style-name="Table8.A1" office:value-type="string">
            <text:p text:style-name="P51">Dose p.c. L/ha</text:p>
          </table:table-cell>
          <table:table-cell table:style-name="Table8.A1" office:value-type="string">
            <text:p text:style-name="P23">Volume de calda</text:p>
          </table:table-cell>
          <table:table-cell table:style-name="Table8.A1" office:value-type="string">
            <text:p text:style-name="P52">Nº de aplicações</text:p>
          </table:table-cell>
        </table:table-row>
        <table:table-row table:style-name="Table8.1">
          <table:table-cell table:style-name="Table8.A1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for each="result in study.experimental_result_ids"&gt;</text:placeholder></text:p>
            <text:p text:style-name="P24"/>
            <text:p text:style-name="P2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result.crop_id.common_name&gt;</text:placeholder></text:p>
          </table:table-cell>
          <table:table-cell table:style-name="Table8.A1" office:value-type="string">
            <text:p text:style-name="P6"><text:placeholder text:placeholder-type="text">&lt;study.laboratory_id.name&gt;</text:placeholder></text:p>
          </table:table-cell>
          <table:table-cell table:style-name="Table8.A1" office:value-type="string">
            <text:p text:style-name="P6"><text:placeholder text:placeholder-type="text">&lt;study.director_author_id.name&gt;</text:placeholder></text:p>
          </table:table-cell>
          <table:table-cell table:style-name="Table8.A1" office:value-type="string">
            <text:p text:style-name="P24"><text:placeholder text:placeholder-type="text">&lt;result.target_pest_id.name&gt;</text:placeholder></text:p>
          </table:table-cell>
          <table:table-cell table:style-name="Table8.A1" office:value-type="string">
            <text:p text:style-name="P24"><text:placeholder text:placeholder-type="text">&lt;result.doses&gt;</text:placeholder></text:p>
          </table:table-cell>
          <table:table-cell table:style-name="Table8.A1" office:value-type="string">
            <text:p text:style-name="P24"><text:placeholder text:placeholder-type="text">&lt;result.volume&gt;</text:placeholder></text:p>
          </table:table-cell>
          <table:table-cell table:style-name="Table8.A1" office:value-type="string">
            <text:p text:style-name="P24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1">Laudo</text:p>
          </table:table-cell>
          <table:table-cell table:style-name="Table3.A1" office:value-type="string">
            <text:p text:style-name="P81">Título / Instituição / Autor / Data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A1" office:value-type="string">
            <text:p text:style-name="P82"/>
          </table:table-cell>
        </table:table-row>
        <table:table-row table:style-name="Table3.1">
          <table:table-cell table:style-name="Table3.A1" office:value-type="string">
            <text:p text:style-name="P7"/>
            <text:p text:style-name="P7"><text:s/><text:placeholder text:placeholder-type="text">&lt;study.reference&gt;</text:placeholder></text:p>
            <text:p text:style-name="P83"/>
          </table:table-cell>
          <table:table-cell table:style-name="Table3.A1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9">(Anexo 21.4.</text:span><text:span text:style-name="T50">x</text:span><text:span text:style-name="T51">)</text:span>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/for&gt;</text:placeholder></text:p>
          </table:table-cell>
          <table:table-cell table:style-name="Table3.A1" office:value-type="string">
            <text:p text:style-name="P82"/>
          </table:table-cell>
        </table:table-row>
      </table:table>
      <text:p text:style-name="P63"/>
      <text:p text:style-name="P63"><text:bookmark-start text:name="bkmEF"/></text:p>
      <text:p text:style-name="P6"><text:span text:style-name="Fuente_20_de_20_párrafo_20_predeter."><text:span text:style-name="T14"><text:placeholder text:placeholder-type="text">&lt;for each="study in studies(o, 'Efficacy')"&gt;</text:placeholder></text:span></text:span></text:p>
      <text:p text:style-name="P25"><text:span text:style-name="Fuente_20_de_20_párrafo_20_predeter."><text:span text:style-name="T9">Laudo</text:span></text:span><text:span text:style-name="Fuente_20_de_20_párrafo_20_predeter."><text:span text:style-name="T12"> </text:span></text:span><text:bookmark-start text:name="bkmEFCode"/><text:span text:style-name="Fuente_20_de_20_párrafo_20_predeter."><text:span text:style-name="T15"><text:placeholder text:placeholder-type="text">&lt;study.reference&gt;</text:placeholder></text:span></text:span><text:bookmark-end text:name="bkmEFCode"/></text:p>
      <text:p text:style-name="P25"><text:span text:style-name="Fuente_20_de_20_párrafo_20_predeter."><text:span text:style-name="T9">Cultura: </text:span></text:span><text:bookmark-start text:name="bkmEFCrop"/><text:span text:style-name="Fuente_20_de_20_párrafo_20_predeter."><text:span text:style-name="T14"><text:placeholder text:placeholder-type="text">&lt;study.experimental_result_ids[0].crop_id.common_name&gt;</text:placeholder></text:span></text:span><text:bookmark-end text:name="bkmEFCrop"/></text:p>
      <text:p text:style-name="P25"><text:span text:style-name="Fuente_20_de_20_párrafo_20_predeter."><text:span text:style-name="T9">Alvo Biológico: </text:span></text:span><text:span text:style-name="Fuente_20_de_20_párrafo_20_predeter."><text:span text:style-name="T16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13"><text:placeholder text:placeholder-type="text">&lt;result.target_pest_id.name&gt;</text:placeholder></text:span></text:span><text:bookmark-end text:name="bkmEFTarget"/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<text:p text:style-name="P25"><text:span text:style-name="Fuente_20_de_20_párrafo_20_predeter."><text:span text:style-name="T9">Título: </text:span></text:span><text:bookmark-start text:name="bkmEFTitle"/><text:span text:style-name="Fuente_20_de_20_párrafo_20_predeter."><text:span text:style-name="T14"><text:placeholder text:placeholder-type="text">&lt;study.name&gt;</text:placeholder></text:span></text:span><text:bookmark-end text:name="bkmEFTitle"/></text:p>
      <text:p text:style-name="P25"><text:span text:style-name="Fuente_20_de_20_párrafo_20_predeter."><text:span text:style-name="T9">Instituição: </text:span></text:span><text:bookmark-start text:name="bkmEFLaboratory"/><text:span text:style-name="Fuente_20_de_20_párrafo_20_predeter."><text:span text:style-name="T14"><text:placeholder text:placeholder-type="text">&lt;study.laboratory_id.name&gt;</text:placeholder></text:span></text:span><text:bookmark-end text:name="bkmEFLaboratory"/></text:p>
      <text:p text:style-name="P25"><text:span text:style-name="Fuente_20_de_20_párrafo_20_predeter."><text:span text:style-name="T9">Autor: </text:span></text:span><text:bookmark-start text:name="bkmEFAuthor"/><text:span text:style-name="Fuente_20_de_20_párrafo_20_predeter."><text:span text:style-name="T14"><text:placeholder text:placeholder-type="text">&lt;study.director_author_id.name&gt;</text:placeholder></text:span></text:span><text:bookmark-end text:name="bkmEFAuthor"/></text:p>
      <text:p text:style-name="P25"><text:soft-page-break/><text:span text:style-name="Fuente_20_de_20_párrafo_20_predeter."><text:span text:style-name="T9">Resumo: </text:span></text:span><text:bookmark-start text:name="bkmEFSummary"/><text:span text:style-name="Fuente_20_de_20_párrafo_20_predeter."><text:span text:style-name="T14"><text:placeholder text:placeholder-type="text">&lt;insert_html(study.summary_pt)&gt;</text:placeholder></text:span></text:span><text:bookmark-end text:name="bkmEFSummary"/></text:p>
      <text:p text:style-name="P25"><text:span text:style-name="Fuente_20_de_20_párrafo_20_predeter."><text:span text:style-name="T9">Result: </text:span></text:span><text:bookmark-start text:name="bkmEFResult"/><text:span text:style-name="Fuente_20_de_20_párrafo_20_predeter."><text:span text:style-name="T14"><text:placeholder text:placeholder-type="text">&lt;insert_html(study.result_pt)&gt;</text:placeholder></text:span></text:span><text:bookmark-end text:name="bkmEFResult"/></text:p>
      <text:p text:style-name="P25"><text:span text:style-name="Fuente_20_de_20_párrafo_20_predeter."><text:span text:style-name="T14"/></text:span></text:p>
      <text:p text:style-name="P30"><text:bookmark-end text:name="bkmEF"/><text:span text:style-name="Fuente_20_de_20_párrafo_20_predeter."><text:span text:style-name="T56"><text:placeholder text:placeholder-type="text">&lt;/for&gt;</text:placeholder></text:span></text:span></text:p>
      <text:h text:style-name="P120" text:outline-level="1"><text:bookmark-end text:name="bmkEficProdRes"/>4. RECOMENDAÇÕES DE USO:</text:h>
      <text:p text:style-name="P30"/>
      <text:p text:style-name="P34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0"><text:bookmark-start text:name="bkmPurpose"/><text:span text:style-name="A0"><text:span text:style-name="T46"><text:placeholder text:placeholder-type="text">&lt;/for&gt;</text:placeholder></text:span></text:span><text:bookmark-end text:name="bkmPurpose"/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66">Cultura</text:p>
          </table:table-cell>
          <table:table-cell table:style-name="Table4.A1" table:number-columns-spanned="2" office:value-type="string">
            <text:p text:style-name="P54">Praga</text:p>
          </table:table-cell>
          <table:covered-table-cell/>
          <table:table-cell table:style-name="Table4.D1" table:number-rows-spanned="2" office:value-type="string">
            <text:p text:style-name="P66">Dose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78">Nome Científico</text:p>
          </table:table-cell>
          <table:table-cell table:style-name="Table4.B2" office:value-type="string">
            <text:p text:style-name="P78">Nome Comum</text:p>
          </table:table-cell>
          <table:covered-table-cell/>
        </table:table-row>
        <table:table-row table:style-name="Table4.1">
          <table:table-cell table:style-name="Table4.B2" office:value-type="string">
            <text:p text:style-name="P84"><text:placeholder text:placeholder-type="text">&lt;for each="rec in o.use_recommendation_ids"&gt;</text:placeholder></text:p>
          </table:table-cell>
          <table:table-cell table:style-name="Table4.B2" office:value-type="string">
            <text:p text:style-name="P86"/>
          </table:table-cell>
          <table:table-cell table:style-name="Table4.B2" office:value-type="string">
            <text:p text:style-name="P79"/>
          </table:table-cell>
          <table:table-cell table:style-name="Table4.D3" office:value-type="string">
            <text:p text:style-name="P79"/>
          </table:table-cell>
        </table:table-row>
        <table:table-row table:style-name="Table4.1">
          <table:table-cell table:style-name="Table4.B2" office:value-type="string">
            <text:p text:style-name="P87"><text:placeholder text:placeholder-type="text">&lt;rec.crop_id.common_name&gt;</text:placeholder></text:p>
          </table:table-cell>
          <table:table-cell table:style-name="Table4.B2" office:value-type="string">
            <text:p text:style-name="P87"><text:placeholder text:placeholder-type="text">&lt;rec.crop_id.name&gt;</text:placeholder></text:p>
          </table:table-cell>
          <table:table-cell table:style-name="Table4.B2" office:value-type="string">
            <text:p text:style-name="P87"><text:placeholder text:placeholder-type="text">&lt;rec.crop_id.common_name&gt;</text:placeholder></text:p>
          </table:table-cell>
          <table:table-cell table:style-name="Table4.D3" office:value-type="string">
            <text:p text:style-name="P87"><text:placeholder text:placeholder-type="text">&lt;rec.commecial_product_rate&gt;</text:placeholder></text:p>
          </table:table-cell>
        </table:table-row>
        <table:table-row table:style-name="Table4.1">
          <table:table-cell table:style-name="Table4.B2" office:value-type="string">
            <text:p text:style-name="P87"><text:placeholder text:placeholder-type="text">&lt;/for&gt;</text:placeholder></text:p>
          </table:table-cell>
          <table:table-cell table:style-name="Table4.B2" office:value-type="string">
            <text:p text:style-name="P86"/>
          </table:table-cell>
          <table:table-cell table:style-name="Table4.B2" office:value-type="string">
            <text:p text:style-name="P79"/>
          </table:table-cell>
          <table:table-cell table:style-name="Table4.D3" office:value-type="string">
            <text:p text:style-name="P79"/>
          </table:table-cell>
        </table:table-row>
      </table:table>
      <text:p text:style-name="P65"/>
      <text:p text:style-name="P90"/>
      <text:p text:style-name="P11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110"><text:placeholder text:placeholder-type="text">&lt;/for&gt;</text:placeholder></text:p>
      <text:p text:style-name="P92"/>
      <text:p text:style-name="P92">DOSE, NÚMERO, ÉPOCA E INTERVALO DE APLICAÇÃO:</text:p>
      <text:p text:style-name="P90"/>
      <text:p text:style-name="P11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110"><text:placeholder text:placeholder-type="text">&lt;/for&gt;</text:placeholder></text:p>
      <text:p text:style-name="P90"/>
      <text:p text:style-name="P92">MODO E EQUIPAMENTOS DE APLICAÇÃO:</text:p>
      <text:p text:style-name="P94"/>
      <text:p text:style-name="P11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112"><text:placeholder text:placeholder-type="text">&lt;/for&gt;</text:placeholder></text:p>
      <text:p text:style-name="P89"/>
      <text:p text:style-name="P97">CONDIÇÕES CLIMÁTICAS RECOMENDADAS:</text:p>
      <text:p text:style-name="P95"/>
      <text:p text:style-name="P11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113"><text:placeholder text:placeholder-type="text">&lt;/for&gt;</text:placeholder></text:p>
      <text:p text:style-name="P88"/>
      <text:p text:style-name="P37">INTERVALO DE SEGURANÇA:</text:p>
      <text:p text:style-name="P37"/>
      <text:p text:style-name="P93"/>
      <text:p text:style-name="P85"><text:span text:style-name="T57"><text:placeholder text:placeholder-type="text">&lt;for each="rec in o.use_recommendation_ids"&gt;</text:placeholder></text:span><text:span text:style-name="T57"> </text:span></text:p>
      <text:p text:style-name="P96"><text:span text:style-name="T47"><text:placeholder text:placeholder-type="text">&lt;rec.crop_id.common_name&gt;</text:placeholder></text:span><text:span text:style-name="T47"> - </text:span><text:span text:style-name="T47"><text:placeholder text:placeholder-type="text">&lt;rec.crop_id.name&gt;</text:placeholder></text:span><text:span text:style-name="T47">…..............................................</text:span><text:span text:style-name="T47"><text:placeholder text:placeholder-type="text">&lt;rec.security_interval_in_days&gt;</text:placeholder></text:span></text:p>
      <text:p text:style-name="P91"/>
      <text:p text:style-name="P111"><text:span text:style-name="Fuente_20_de_20_párrafo_20_predeter."><text:span text:style-name="T45"><text:placeholder text:placeholder-type="text">&lt;/for&gt;</text:placeholder></text:span></text:span><text:bookmark-start text:name="bmkIntervaloSeguranca"/></text:p>
      <text:p text:style-name="P36"><text:bookmark-end text:name="bmkIntervaloSeguranca"/></text:p>
      <text:p text:style-name="P34"><text:soft-page-break/>INTERVALO DE REENTRADA DE PESSOAS NAS CULTURAS E ÁREAS TRATADAS:</text:p>
      <text:p text:style-name="P30">(De acordo com as recomendações aprovadas pelo órgão responsável pela Saúde Humana – ANVISA/MS).</text:p>
      <text:p text:style-name="P30"/>
      <text:p text:style-name="P30"/>
      <text:p text:style-name="P34">LIMITAÇÕES DE USO:</text:p>
      <text:p text:style-name="P34"/>
      <text:p text:style-name="P20"><text:bookmark text:name="bkmUseLimit"/><text:span text:style-name="Fuente_20_de_20_párrafo_20_predeter."><text:span text:style-name="T48"><text:placeholder text:placeholder-type="text">&lt;for each="inf in informations(o, 'Technical report / Use limitation')"&gt;</text:placeholder></text:span></text:span></text:p>
      <text:p text:style-name="P114"><text:span text:style-name="T28"><text:placeholder text:placeholder-type="text">&lt;insert_html(inf)&gt;</text:placeholder></text:span></text:p>
      <text:p text:style-name="P110"><text:span text:style-name="Fuente_20_de_20_párrafo_20_predeter."><text:span text:style-name="T43"><text:placeholder text:placeholder-type="text">&lt;/for&gt;</text:placeholder></text:span></text:span></text:p>
      <text:p text:style-name="P18"/>
      <text:p text:style-name="P55">Informações sobre o manejo de resistência:</text:p>
      <text:p text:style-name="P55"/>
      <text:p text:style-name="P56"><text:bookmark-start text:name="bkmManejoInceticida"/>Qualquer agente de controle de pragas pode ficar menos efetivo ao longo do tempo se o alvo desenvolver algum mecanismo de resistência.</text:p>
      <text:p text:style-name="P56">Implementando as seguintes estratégias de manejo poderemos prolongar a vida útil do produto utilizado:</text:p>
      <text:p text:style-name="P56"/>
      <text:p text:style-name="P56">Qualquer <text:s/>produto para o controle das pragas, da mesma classe ou mecanismo de ação, não deve ser utilizado em aplicações consecutivas. Utilizar rotação de produtos com mecanismos de ação distintos;</text:p>
      <text:p text:style-name="P56"/>
      <text:p text:style-name="P56">Utilizar os produtos somente na época, na dose e nos intervalos de aplicação recomendados no rótulo ou bula; </text:p>
      <text:p text:style-name="P56"/>
      <text:p text:style-name="P56">Sempre consultar um engenheiro agrônomo para direcionamento sobre as recomendações locais para o Manejo de Resistência;</text:p>
      <text:p text:style-name="P56"/>
      <text:p text:style-name="P56">Incluir outros métodos de controle (ex.: Resistência genética, controle cultural, biológico, etc.) dentro do programa de <text:s/>Manejo Integrado, quando disponível e apropriado.</text:p>
      <text:p text:style-name="P56"><text:bookmark-end text:name="bkmManejoInceticida"/><text:bookmark-start text:name="bkmManejoFungicida"/>Qualquer agente de controle de doenças pode ficar menos efetivo ao longo do tempo se o alvo desenvolver algum mecanismo de resistência.</text:p>
      <text:p text:style-name="P56">Implementando as seguintes estratégias de manejo poderemos prolongar a vida útil do produto utilizado:</text:p>
      <text:p text:style-name="P56"/>
      <text:p text:style-name="P56">Qualquer produto para o controle das doenças, da mesma classe ou mecanismo de ação, não deve ser utilizado em aplicações consecutivas. Utilizar rotação de fungicidas com mecanismo de ação distintos;</text:p>
      <text:p text:style-name="P56"/>
      <text:p text:style-name="P56">Utilizar os fungicidas somente na época, na dose e nos intervalos de aplicação recomendados no rótulo ou bula. No caso da recomendação do -------------- para o controle de doenças, aplicar o produto sempre de forma preventiva;</text:p>
      <text:p text:style-name="P56"/>
      <text:p text:style-name="P56">Sempre consultar um engenheiro agrônomo para direcionamento sobre as recomendações locais para o manejo de resistência;</text:p>
      <text:p text:style-name="P56"/>
      <text:p text:style-name="P56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57"><text:bookmark-start text:name="bkmManejoHerbicida"/>O uso continuado de herbicidas com o mesmo mecanismo de ação pode contribuir para o aumento de população de plantas daninhas a ele resistentes. </text:p>
      <text:p text:style-name="P57">Como prática de manejo de resistência de plantas daninhas, deverão ser aplicados herbicidas, com diferentes mecanismos de ação, devidamente registrados para a cultura.</text:p>
      <text:p text:style-name="P57">Não havendo produtos alternativos, recomenda-se a rotação de culturas que possibilite o uso de herbicidas com diferentes mecanismos de ação. Para maiores esclarecimentos, consulte um engenheiro agrônomo.</text:p>
      <text:p text:style-name="P58"><text:bookmark-end text:name="bkmManejoHerbicida"/></text:p>
      <text:h text:style-name="P118" text:outline-level="1"><text:soft-page-break/>5. ORIGEM DO PRODUTO:</text:h>
      <text:p text:style-name="P59"/>
      <text:p text:style-name="P22">FABRICANTE (S):</text:p>
      <text:p text:style-name="P22"/>
      <text:p text:style-name="P20"><text:span text:style-name="Fuente_20_de_20_párrafo_20_predeter."><text:span text:style-name="T33">Informamos o(s) seguinte(s) fabricante (s) para o produto técnico:</text:span></text:span></text:p>
      <text:p text:style-name="P33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text:bookmark-start text:name="bkmFabProd"/><text:bookmark-start text:name="bkmFabricantes"/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8"><text:span text:style-name="Fuente_20_de_20_párrafo_20_predeter."><text:span text:style-name="T7"><text:placeholder text:placeholder-type="text">&lt;partner.street&gt;</text:placeholder></text:span></text:span></text:p>
            <text:p text:style-name="P27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3">- </text:span></text:span><text:bookmark-end text:name="bkmFabProd"/><text:bookmark-end text:name="bkmFabricantes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39"><text:placeholder text:placeholder-type="text">&lt;/for&gt;</text:placeholder></text:p>
      <text:p text:style-name="P40"><text:bookmark-end text:name="bkmPTFab"/></text:p>
      <text:p text:style-name="P41">FORMULADORE(S):</text:p>
      <text:p text:style-name="P41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8"><text:span text:style-name="Fuente_20_de_20_párrafo_20_predeter."><text:span text:style-name="T7"><text:placeholder text:placeholder-type="text">&lt;partner.street&gt;</text:placeholder></text:span></text:span></text:p>
            <text:p text:style-name="P27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9"><text:placeholder text:placeholder-type="text">&lt;/for&gt;</text:placeholder></text:p>
      <text:p text:style-name="P41"><text:bookmark-end text:name="bkmPTForm"/></text:p>
      <text:h text:style-name="P118" text:outline-level="1">6. DECLARAÇÃO:</text:h>
      <text:p text:style-name="P61"/>
      <text:p text:style-name="P20"><text:span text:style-name="Fuente_20_de_20_párrafo_20_predeter."><text:span text:style-name="T12">Declaramos que, os dados e informações contidas neste Parecer Técnico para suporte ao registro do produto </text:span></text:span><text:bookmark-start text:name="bkmProName5"/><text:span text:style-name="Fuente_20_de_20_párrafo_20_predeter."><text:span text:style-name="T36"><text:placeholder text:placeholder-type="text">&lt;o.formulated_product_id.name&gt;</text:placeholder></text:span></text:span><text:bookmark-end text:name="bkmProName5"/><text:span text:style-name="Fuente_20_de_20_párrafo_20_predeter."><text:span text:style-name="T12">, foram interpretados de forma imparcial, apenas com o objetivo de facilitar a análise pelo Ministério da Agricultura, Pecuária e Abastecimento.</text:span></text:span></text:p>
      <text:p text:style-name="P59"/>
      <text:p text:style-name="P59"/>
      <text:p text:style-name="P59"/>
      <text:p text:style-name="P59">Por ser verdade,</text:p>
      <text:p text:style-name="P59">Firmo o presente</text:p>
      <text:p text:style-name="P59"/>
      <text:p text:style-name="P59"/>
      <text:p text:style-name="P59"/>
      <text:p text:style-name="P59"/>
      <text:p text:style-name="P60"/>
      <text:p text:style-name="P28"><text:span text:style-name="Fuente_20_de_20_párrafo_20_predeter."><text:span text:style-name="T9">ALTA – América Latina Tecnologia Agrícola</text:span></text:span></text:p>
      <text:p text:style-name="P67"><text:span text:style-name="Fuente_20_de_20_párrafo_20_predeter."><text:span text:style-name="T38"><text:placeholder text:placeholder-type="text">&lt;o.proxy_id.func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o.proxy_id.name&gt;</text:placeholder></text:span></text:span><text:span text:style-name="Fuente_20_de_20_párrafo_20_predeter."><text:span text:style-name="T38"> <text:s/></text:span></text:span><text:span text:style-name="Fuente_20_de_20_párrafo_20_predeter."><text:span text:style-name="T38"><text:placeholder text:placeholder-type="text">&lt;o.proxy_id.state_registration_code&gt;</text:placeholder></text:span></text:span></text:p>
      <text:p text:style-name="P28"><text:span text:style-name="Fuente_20_de_20_párrafo_20_predeter."><text:span text:style-name="T9">Responsável Técnico e Representante Legal</text:span></text:span></text:p>
      <text:p text:style-name="P60"/>
      <text:p text:style-name="P60"/>
      <text:p text:style-name="P60"/>
      <text:p text:style-name="P60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  <text:p text:style-name="MP2"/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8"><draw:text-box fo:min-height="0.041cm" fo:min-width="0.041cm"><text:p text:style-name="Footer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1-15T14:58:40</dc:date>
    <meta:print-date>2010-06-16T18:17:00Z</meta:print-date>
    <meta:editing-cycles>25</meta:editing-cycles>
    <meta:editing-duration>PT1H4M41S</meta:editing-duration>
    <dc:creator>Juan Scarafia</dc:creator>
    <meta:document-statistic meta:table-count="7" meta:image-count="0" meta:object-count="0" meta:page-count="9" meta:paragraph-count="214" meta:word-count="1277" meta:character-count="12463" meta:non-whitespace-character-count="11384"/>
    <meta:template xlink:type="simple" xlink:actuate="onRequest" xlink:title="" xlink:href="../../../../../reportes/Ready%20to%20Go/ParecerTecnico.odt/ParecerTecnico.dotx"/>
  </office:meta>
</office:document-meta>
</file>